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14pt" style:font-size-asian="12.25pt" style:font-size-complex="14pt"/>
    </style:style>
    <style:style style:name="P2" style:family="paragraph" style:parent-style-name="Standard">
      <style:text-properties style:font-name="Bitstream Vera Sans Mono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t</text:p>
      <text:p text:style-name="P1"/>
      <text:p text:style-name="P1">Filet Mignon</text:p>
      <text:p text:style-name="P1">Olive Oil</text:p>
      <text:p text:style-name="P1">S&amp;P</text:p>
      <text:p text:style-name="P1"/>
      <text:p text:style-name="P1"/>
      <text:p text:style-name="P1">Sauce</text:p>
      <text:p text:style-name="P1"/>
      <text:p text:style-name="P1">2 cans white beans</text:p>
      <text:p text:style-name="P1">5 garlic gloves, smashed</text:p>
      <text:p text:style-name="P1">thyme</text:p>
      <text:p text:style-name="P1">juice of one lemon</text:p>
      <text:p text:style-name="P1">olive oil</text:p>
      <text:p text:style-name="P1">s&amp;p</text:p>
      <text:p text:style-name="P1"/>
      <text:p text:style-name="P1"/>
      <text:p text:style-name="P1">topping</text:p>
      <text:p text:style-name="P1"/>
      <text:p text:style-name="P1">olive oil</text:p>
      <text:p text:style-name="P1">honey</text:p>
      <text:p text:style-name="P1">Parsley</text:p>
      <text:p text:style-name="P1">sun dried tomat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default</dc:title>
    <meta:creation-date>2008-11-01T10:16:05</meta:creation-date>
    <dc:date>2008-11-01T10:19:14</dc:date>
    <meta:editing-cycles>2</meta:editing-cycles>
    <meta:editing-duration>PT3M12S</meta:editing-duration>
    <meta:template xlink:type="simple" xlink:actuate="onRequest" xlink:href="../../.openoffice.org2/user/template/default.ott" xlink:title="default" meta:date="2008-11-01T10:16:03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33" meta:character-count="156"/>
  </office:meta>
</office:document-meta>
</file>